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rsid="0037bcdb" style:font-name-asian="Georgia1" style:font-name-complex="Georgia1"/>
    </style:style>
    <style:style style:name="P11"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12"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13"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5acd36"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16" style:family="paragraph" style:parent-style-name="Standard">
      <style:paragraph-properties fo:text-align="justify" style:justify-single-word="false"/>
      <style:text-properties style:font-name="Georgia" officeooo:rsid="006156ba" officeooo:paragraph-rsid="006166fa" style:font-name-asian="Georgia1" style:font-name-complex="Georgia1"/>
    </style:style>
    <style:style style:name="P17" style:family="paragraph" style:parent-style-name="Standard">
      <style:paragraph-properties fo:text-align="justify" style:justify-single-word="false"/>
      <style:text-properties style:font-name="Georgia" officeooo:rsid="006166fa" officeooo:paragraph-rsid="006166fa" style:font-name-asian="Georgia1" style:font-name-complex="Georgia1"/>
    </style:style>
    <style:style style:name="P18" style:family="paragraph" style:parent-style-name="Standard">
      <style:paragraph-properties fo:margin-left="0cm" fo:margin-right="0cm" fo:text-align="end" style:justify-single-word="false" fo:text-indent="0cm" style:auto-text-indent="false"/>
    </style:style>
    <style:style style:name="P19" style:family="paragraph" style:parent-style-name="Standard">
      <style:paragraph-properties fo:text-align="end" style:justify-single-word="false"/>
    </style:style>
    <style:style style:name="P20" style:family="paragraph" style:parent-style-name="Standard">
      <style:paragraph-properties fo:text-align="end" style:justify-single-word="false"/>
      <style:text-properties officeooo:paragraph-rsid="00379c43"/>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ize="9pt" style:font-size-asian="7.84999990463257pt" style:font-size-complex="9pt"/>
    </style:style>
    <style:style style:name="P23" style:family="paragraph" style:parent-style-name="Standard">
      <style:text-properties fo:font-size="9pt" style:font-size-asian="7.84999990463257pt" style:font-size-complex="9pt"/>
    </style:style>
    <style:style style:name="P24" style:family="paragraph" style:parent-style-name="Standard">
      <style:paragraph-properties fo:text-align="justify" style:justify-single-word="false"/>
      <style:text-properties officeooo:paragraph-rsid="003680dc"/>
    </style:style>
    <style:style style:name="P25" style:family="paragraph" style:parent-style-name="Standard">
      <style:paragraph-properties fo:text-align="justify" style:justify-single-word="false"/>
      <style:text-properties officeooo:paragraph-rsid="00428b2c"/>
    </style:style>
    <style:style style:name="P26" style:family="paragraph" style:parent-style-name="Standard">
      <style:paragraph-properties fo:text-align="justify" style:justify-single-word="false"/>
      <style:text-properties officeooo:paragraph-rsid="00379c43"/>
    </style:style>
    <style:style style:name="P27" style:family="paragraph" style:parent-style-name="Standard">
      <style:paragraph-properties fo:text-align="justify" style:justify-single-word="false"/>
      <style:text-properties officeooo:paragraph-rsid="003f3f15"/>
    </style:style>
    <style:style style:name="P28" style:family="paragraph" style:parent-style-name="Standard">
      <style:paragraph-properties fo:text-align="justify" style:justify-single-word="false"/>
      <style:text-properties officeooo:paragraph-rsid="002b8d94"/>
    </style:style>
    <style:style style:name="P29" style:family="paragraph" style:parent-style-name="Standard">
      <style:paragraph-properties fo:text-align="justify" style:justify-single-word="false"/>
      <style:text-properties officeooo:paragraph-rsid="0058d982"/>
    </style:style>
    <style:style style:name="P30" style:family="paragraph" style:parent-style-name="Standard">
      <style:paragraph-properties fo:text-align="justify" style:justify-single-word="false"/>
      <style:text-properties officeooo:paragraph-rsid="0054b28a"/>
    </style:style>
    <style:style style:name="P31" style:family="paragraph" style:parent-style-name="Standard">
      <style:paragraph-properties fo:text-align="justify" style:justify-single-word="false"/>
      <style:text-properties officeooo:paragraph-rsid="005acd36"/>
    </style:style>
    <style:style style:name="P32" style:family="paragraph" style:parent-style-name="Standard">
      <style:paragraph-properties fo:text-align="justify" style:justify-single-word="false"/>
      <style:text-properties officeooo:paragraph-rsid="005c0f95"/>
    </style:style>
    <style:style style:name="P33" style:family="paragraph" style:parent-style-name="Standard">
      <style:paragraph-properties fo:text-align="justify" style:justify-single-word="false"/>
      <style:text-properties officeooo:paragraph-rsid="00629326"/>
    </style:style>
    <style:style style:name="P34" style:family="paragraph" style:parent-style-name="Standard">
      <style:paragraph-properties fo:text-align="start" style:justify-single-word="false"/>
      <style:text-properties officeooo:paragraph-rsid="00379c43"/>
    </style:style>
    <style:style style:name="P35"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6" style:family="paragraph" style:parent-style-name="Figure_20_Index_20_1">
      <style:paragraph-properties>
        <style:tab-stops>
          <style:tab-stop style:position="15.919cm" style:type="right" style:leader-style="dotted" style:leader-text="."/>
        </style:tab-stops>
      </style:paragraph-properties>
    </style:style>
    <style:style style:name="P37" style:family="paragraph" style:parent-style-name="Title">
      <style:text-properties fo:font-size="40pt" officeooo:rsid="00572c2a" officeooo:paragraph-rsid="00572c2a" style:font-size-asian="40pt" style:font-size-complex="40pt"/>
    </style:style>
    <style:style style:name="P38" style:family="paragraph" style:parent-style-name="Contents_20_1">
      <style:paragraph-properties>
        <style:tab-stops>
          <style:tab-stop style:position="15.921cm" style:type="right" style:leader-style="dotted" style:leader-text="."/>
        </style:tab-stops>
      </style:paragraph-properties>
    </style:style>
    <style:style style:name="P39" style:family="paragraph" style:parent-style-name="Contents_20_2">
      <style:paragraph-properties>
        <style:tab-stops>
          <style:tab-stop style:position="15.921cm" style:type="right" style:leader-style="dotted" style:leader-text="."/>
        </style:tab-stops>
      </style:paragraph-properties>
    </style:style>
    <style:style style:name="P40" style:family="paragraph" style:parent-style-name="Contents_20_3">
      <style:paragraph-properties>
        <style:tab-stops>
          <style:tab-stop style:position="15.921cm" style:type="right" style:leader-style="dotted" style:leader-text="."/>
        </style:tab-stops>
      </style:paragraph-properties>
    </style:style>
    <style:style style:name="P41" style:family="paragraph" style:parent-style-name="Contents_20_Heading" style:master-page-name="Standard">
      <style:paragraph-properties style:page-number="1" fo:break-before="page"/>
    </style:style>
    <style:style style:name="P4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4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4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4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46"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47"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48"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49"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50"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51"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52"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53"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e1103" officeooo:paragraph-rsid="006e1103"/>
    </style:style>
    <style:style style:name="P54"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55"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56"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57"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58"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59"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e1103"/>
    </style:style>
    <style:style style:name="P60"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61"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62" style:family="paragraph" style:parent-style-name="Standard">
      <style:paragraph-properties fo:text-align="justify" style:justify-single-word="false"/>
      <style:text-properties style:font-name="Georgia" officeooo:paragraph-rsid="0063d3d5" style:font-name-asian="Georgia1" style:font-name-complex="Georgia1"/>
    </style:style>
    <style:style style:name="P63"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64"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65"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66"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67"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6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69"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70"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71"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72"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73"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74"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75"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76"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77" style:family="paragraph" style:parent-style-name="Standard">
      <style:paragraph-properties fo:text-align="justify" style:justify-single-word="false"/>
      <style:text-properties style:font-name="Georgia" officeooo:rsid="0023ad53" officeooo:paragraph-rsid="007293b9" style:font-name-asian="Georgia1" style:font-name-complex="Georgia1"/>
    </style:style>
    <style:style style:name="P78"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79" style:family="paragraph" style:parent-style-name="Standard" style:list-style-name="L12">
      <style:paragraph-properties fo:text-align="justify" style:justify-single-word="false"/>
      <style:text-properties style:font-name="Georgia" officeooo:rsid="0023ad53" officeooo:paragraph-rsid="0075c0f9" style:font-name-asian="Georgia1" style:font-name-complex="Georgia1"/>
    </style:style>
    <style:style style:name="P80" style:family="paragraph" style:parent-style-name="Standard">
      <style:paragraph-properties fo:text-align="justify" style:justify-single-word="false"/>
      <style:text-properties style:font-name="Georgia" officeooo:rsid="0023ad53" officeooo:paragraph-rsid="007bee64" style:font-name-asian="Georgia1" style:font-name-complex="Georgia1"/>
    </style:style>
    <style:style style:name="P81" style:family="paragraph" style:parent-style-name="Standard">
      <style:paragraph-properties fo:text-align="justify" style:justify-single-word="false"/>
      <style:text-properties style:font-name="Georgia" officeooo:rsid="006c2d76" officeooo:paragraph-rsid="006c2d76" style:font-name-asian="Georgia1" style:font-name-complex="Georgia1"/>
    </style:style>
    <style:style style:name="P82" style:family="paragraph" style:parent-style-name="Standard">
      <style:paragraph-properties fo:text-align="justify" style:justify-single-word="false"/>
      <style:text-properties style:font-name="Georgia" officeooo:rsid="006cf5c5" officeooo:paragraph-rsid="006cf5c5" style:font-name-asian="Georgia1" style:font-name-complex="Georgia1"/>
    </style:style>
    <style:style style:name="P83" style:family="paragraph" style:parent-style-name="Standard">
      <style:paragraph-properties fo:text-align="justify" style:justify-single-word="false"/>
      <style:text-properties style:font-name="Georgia" officeooo:rsid="006cf5c5" officeooo:paragraph-rsid="006e1103" style:font-name-asian="Georgia1" style:font-name-complex="Georgia1"/>
    </style:style>
    <style:style style:name="P84"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85" style:family="paragraph" style:parent-style-name="Standard">
      <style:paragraph-properties fo:text-align="justify" style:justify-single-word="false"/>
      <style:text-properties style:font-name="Georgia" officeooo:rsid="00753fc8" officeooo:paragraph-rsid="00753fc8" style:font-name-asian="Georgia1" style:font-name-complex="Georgia1"/>
    </style:style>
    <style:style style:name="P86"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87" style:family="paragraph" style:parent-style-name="Standard" style:list-style-name="L12">
      <style:paragraph-properties fo:text-align="justify" style:justify-single-word="false"/>
      <style:text-properties style:font-name="Georgia" officeooo:rsid="0075c0f9" officeooo:paragraph-rsid="0075c0f9" style:font-name-asian="Georgia1" style:font-name-complex="Georgia1"/>
    </style:style>
    <style:style style:name="P88" style:family="paragraph" style:parent-style-name="Standard" style:list-style-name="L12">
      <style:paragraph-properties fo:text-align="justify" style:justify-single-word="false"/>
      <style:text-properties style:font-name="Georgia" officeooo:rsid="00774ab9" officeooo:paragraph-rsid="00774ab9" style:font-name-asian="Georgia1" style:font-name-complex="Georgia1"/>
    </style:style>
    <style:style style:name="P89" style:family="paragraph" style:parent-style-name="Standard" style:list-style-name="L12">
      <style:paragraph-properties fo:text-align="justify" style:justify-single-word="false"/>
      <style:text-properties style:font-name="Georgia" officeooo:rsid="00774ab9" officeooo:paragraph-rsid="007917a8" style:font-name-asian="Georgia1" style:font-name-complex="Georgia1"/>
    </style:style>
    <style:style style:name="P90"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91" style:family="paragraph" style:parent-style-name="Standard" style:list-style-name="L12">
      <style:paragraph-properties fo:text-align="justify" style:justify-single-word="false"/>
      <style:text-properties style:font-name="Georgia" fo:font-style="italic" officeooo:rsid="00774ab9" officeooo:paragraph-rsid="007917a8" style:font-name-asian="Georgia1" style:font-style-asian="italic" style:font-name-complex="Georgia1" style:font-style-complex="italic"/>
    </style:style>
    <style:style style:name="P92" style:family="paragraph" style:parent-style-name="Standard" style:list-style-name="L12">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93" style:family="paragraph" style:parent-style-name="Standard" style:list-style-name="L12">
      <style:paragraph-properties fo:text-align="justify" style:justify-single-word="false"/>
      <style:text-properties style:font-name="Georgia" fo:font-style="normal" officeooo:rsid="00774ab9" officeooo:paragraph-rsid="007da70f" style:font-name-asian="Georgia1" style:font-style-asian="normal" style:font-name-complex="Georgia1" style:font-style-complex="normal"/>
    </style:style>
    <style:style style:name="P94" style:family="paragraph" style:parent-style-name="Standard" style:master-page-name="First_20_Page">
      <style:paragraph-properties fo:text-align="center" style:justify-single-word="false" style:page-number="1"/>
    </style:style>
    <style:style style:name="P95" style:family="paragraph" style:parent-style-name="Standard" style:list-style-name="L2">
      <style:paragraph-properties fo:text-align="justify" style:justify-single-word="false"/>
      <style:text-properties officeooo:paragraph-rsid="002b8d94"/>
    </style:style>
    <style:style style:name="P96" style:family="paragraph" style:parent-style-name="Standard" style:list-style-name="L2">
      <style:paragraph-properties fo:text-align="justify" style:justify-single-word="false"/>
      <style:text-properties officeooo:paragraph-rsid="0058d982"/>
    </style:style>
    <style:style style:name="P97" style:family="paragraph" style:parent-style-name="Standard" style:list-style-name="L2">
      <style:paragraph-properties fo:text-align="justify" style:justify-single-word="false"/>
      <style:text-properties officeooo:paragraph-rsid="007293b9"/>
    </style:style>
    <style:style style:name="P98" style:family="paragraph" style:parent-style-name="Standard" style:list-style-name="L4">
      <style:paragraph-properties fo:text-align="justify" style:justify-single-word="false"/>
      <style:text-properties officeooo:paragraph-rsid="005acd36"/>
    </style:style>
    <style:style style:name="P99" style:family="paragraph" style:parent-style-name="Standard" style:list-style-name="L6">
      <style:paragraph-properties fo:text-align="justify" style:justify-single-word="false"/>
      <style:text-properties officeooo:paragraph-rsid="005c0f95"/>
    </style:style>
    <style:style style:name="P100" style:family="paragraph" style:parent-style-name="Standard" style:list-style-name="L6">
      <style:paragraph-properties fo:text-align="justify" style:justify-single-word="false"/>
      <style:text-properties officeooo:paragraph-rsid="006f7b74"/>
    </style:style>
    <style:style style:name="P101" style:family="paragraph" style:parent-style-name="Standard">
      <style:paragraph-properties fo:text-align="justify" style:justify-single-word="false"/>
      <style:text-properties officeooo:paragraph-rsid="002b8d94"/>
    </style:style>
    <style:style style:name="P102" style:family="paragraph" style:parent-style-name="Standard">
      <style:paragraph-properties fo:text-align="justify" style:justify-single-word="false"/>
      <style:text-properties officeooo:paragraph-rsid="006e1103"/>
    </style:style>
    <style:style style:name="P103" style:family="paragraph" style:parent-style-name="Standard">
      <style:paragraph-properties fo:text-align="justify" style:justify-single-word="false"/>
      <style:text-properties officeooo:paragraph-rsid="006f7b74"/>
    </style:style>
    <style:style style:name="P104" style:family="paragraph" style:parent-style-name="Standard" style:list-style-name="L13">
      <style:paragraph-properties fo:text-align="justify" style:justify-single-word="false"/>
      <style:text-properties officeooo:paragraph-rsid="007da70f"/>
    </style:style>
    <style:style style:name="P105"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629326" style:font-name-asian="Georgia1" style:font-name-complex="Georgia1"/>
    </style:style>
    <style:style style:name="T8" style:family="text">
      <style:text-properties style:font-name="Georgia" officeooo:rsid="007293b9" style:font-name-asian="Georgia1" style:font-name-complex="Georgia1"/>
    </style:style>
    <style:style style:name="T9" style:family="text">
      <style:text-properties style:font-name="Georgia" officeooo:rsid="00767c46" style:font-name-asian="Georgia1" style:font-name-complex="Georgia1"/>
    </style:style>
    <style:style style:name="T10" style:family="text">
      <style:text-properties style:font-name="Georgia" officeooo:rsid="007da70f" style:font-name-asian="Georgia1" style:font-name-complex="Georgia1"/>
    </style:style>
    <style:style style:name="T11" style:family="text">
      <style:text-properties style:font-name="Georgia" fo:font-weight="bold" style:font-name-asian="Georgia1" style:font-weight-asian="bold" style:font-name-complex="Georgia1"/>
    </style:style>
    <style:style style:name="T12" style:family="text">
      <style:text-properties officeooo:rsid="002c2d63"/>
    </style:style>
    <style:style style:name="T13" style:family="text">
      <style:text-properties officeooo:rsid="003593c8"/>
    </style:style>
    <style:style style:name="T14" style:family="text">
      <style:text-properties officeooo:rsid="006166fa"/>
    </style:style>
    <style:style style:name="T15" style:family="text">
      <style:text-properties officeooo:rsid="00629326"/>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6651ae"/>
    </style:style>
    <style:style style:name="T18" style:family="text">
      <style:text-properties fo:font-weight="bold" style:font-weight-asian="bold" style:font-weight-complex="bold"/>
    </style:style>
    <style:style style:name="T19" style:family="text">
      <style:text-properties fo:font-weight="bold" officeooo:rsid="0071d4ab" style:font-weight-asian="bold" style:font-weight-complex="bold"/>
    </style:style>
    <style:style style:name="T20" style:family="text">
      <style:text-properties fo:font-weight="bold" officeooo:rsid="0075c0f9" style:font-weight-asian="bold" style:font-weight-complex="bold"/>
    </style:style>
    <style:style style:name="T21" style:family="text">
      <style:text-properties officeooo:rsid="006a10f0"/>
    </style:style>
    <style:style style:name="T22" style:family="text">
      <style:text-properties officeooo:rsid="00404421"/>
    </style:style>
    <style:style style:name="T23" style:family="text">
      <style:text-properties officeooo:rsid="006bf368"/>
    </style:style>
    <style:style style:name="T24" style:family="text">
      <style:text-properties officeooo:rsid="006c2d76"/>
    </style:style>
    <style:style style:name="T25" style:family="text">
      <style:text-properties officeooo:rsid="007088da"/>
    </style:style>
    <style:style style:name="T26" style:family="text">
      <style:text-properties officeooo:rsid="0023ad53"/>
    </style:style>
    <style:style style:name="T27" style:family="text">
      <style:text-properties officeooo:rsid="0071d4ab"/>
    </style:style>
    <style:style style:name="T28" style:family="text">
      <style:text-properties fo:font-weight="normal" officeooo:rsid="0071d4ab" style:font-weight-asian="normal" style:font-weight-complex="normal"/>
    </style:style>
    <style:style style:name="T29" style:family="text">
      <style:text-properties fo:font-weight="normal" officeooo:rsid="0023ad53" style:font-weight-asian="normal" style:font-weight-complex="normal"/>
    </style:style>
    <style:style style:name="T30" style:family="text">
      <style:text-properties officeooo:rsid="007293b9"/>
    </style:style>
    <style:style style:name="T31" style:family="text">
      <style:text-properties officeooo:rsid="0075c0f9"/>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75c0f9" style:font-style-asian="normal" style:font-weight-asian="normal" style:font-style-complex="normal" style:font-weight-complex="normal"/>
    </style:style>
    <style:style style:name="T34" style:family="text">
      <style:text-properties officeooo:rsid="00774ab9"/>
    </style:style>
    <style:style style:name="T35" style:family="text">
      <style:text-properties officeooo:rsid="0078cea8"/>
    </style:style>
    <style:style style:name="T36" style:family="text">
      <style:text-properties officeooo:rsid="007917a8"/>
    </style:style>
    <style:style style:name="T37" style:family="text">
      <style:text-properties officeooo:rsid="007a2901"/>
    </style:style>
    <style:style style:name="T38" style:family="text">
      <style:text-properties officeooo:rsid="007a9f00"/>
    </style:style>
    <style:style style:name="T39" style:family="text">
      <style:text-properties officeooo:rsid="007bee64"/>
    </style:style>
    <style:style style:name="T40" style:family="text">
      <style:text-properties officeooo:rsid="007bfea6"/>
    </style:style>
    <style:style style:name="T41" style:family="text">
      <style:text-properties officeooo:rsid="007da70f"/>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37">Charte<text:line-break/>informatique</text:p>
      <text:p text:style-name="P23"/>
      <text:p text:style-name="P21"><draw:frame draw:style-name="fr3" draw:name="image6.png" text:anchor-type="as-char" svg:width="10.601cm" svg:height="1.842cm" draw:z-index="24"><draw:image xlink:href="Pictures/100000000000062B0000011581575A5F73A5D6A4.png" xlink:type="simple" xlink:show="embed" xlink:actuate="onLoad" draw:mime-type="image/png"/></draw:frame></text:p>
      <text:p text:style-name="P2"/>
      <text:p text:style-name="P2"/>
      <text:p text:style-name="P24">🖋️ <text:span text:style-name="T1">Créateur : </text:span><text:span text:style-name="T5">Axel MOURILLON</text:span><text:span text:style-name="T2"> – </text:span><text:span text:style-name="T5">Chef de projet</text:span></text:p>
      <text:p text:style-name="P24">📅 <text:span text:style-name="T1">Date de Création : </text:span><text:span text:style-name="T6">1</text:span><text:span text:style-name="T7">6</text:span><text:span text:style-name="T1">/</text:span><text:span text:style-name="T6">01</text:span><text:span text:style-name="T1">/</text:span><text:span text:style-name="T2">2025</text:span></text:p>
      <text:p text:style-name="P2"/>
      <text:p text:style-name="P24">🖋️ <text:span text:style-name="T13">Dernier m</text:span><text:span text:style-name="T1">odificateur : </text:span><text:span text:style-name="T2">N/</text:span><text:span text:style-name="T5">A</text:span></text:p>
      <text:p text:style-name="P30">📅 <text:span text:style-name="T1">Date de modification : </text:span><text:span text:style-name="T2">N/</text:span><text:span text:style-name="T5">A</text:span></text:p>
      <text:p text:style-name="P25"><text:span text:style-name="T2">🔄 Version : 1.</text:span><text:span text:style-name="T3">0</text:span></text:p>
      <text:p text:style-name="P26"/>
      <text:section text:style-name="Sect1" text:name="Section2">
        <text:p text:style-name="P34"><draw:frame draw:style-name="fr2" draw:name="Image2" text:anchor-type="as-char" svg:y="-0.728cm" svg:width="5.89cm" svg:height="1.669cm" draw:z-index="25"><draw:image xlink:href="Pictures/10000001000001F50000008E5E7BEE69BAE74E54.png" xlink:type="simple" xlink:show="embed" xlink:actuate="onLoad" draw:mime-type="image/png"/></draw:frame></text:p>
        <text:p text:style-name="P20"><draw:frame draw:style-name="fr1" draw:name="Image3" text:anchor-type="as-char" svg:y="-0.466cm" svg:width="6.246cm" svg:height="1.725cm" draw:z-index="26"><draw:image xlink:href="Pictures/10000001000002030000007F431994E204D99CAF.png" xlink:type="simple" xlink:show="embed" xlink:actuate="onLoad" draw:mime-type="image/png"/></draw:frame></text:p>
      </text:section>
      <text:p text:style-name="P35"/>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1">Table des matières</text:p>
          </text:index-title>
          <text:p text:style-name="P38"><text:a xlink:type="simple" xlink:href="#__RefHeading___Toc2581_2368315680" text:style-name="Index_20_Link" text:visited-style-name="Index_20_Link">Table des figures<text:tab/>1</text:a></text:p>
          <text:p text:style-name="P38"><text:a xlink:type="simple" xlink:href="#__RefHeading___Toc395_377169772" text:style-name="Index_20_Link" text:visited-style-name="Index_20_Link">I. Introduction<text:tab/>2</text:a></text:p>
          <text:p text:style-name="P38"><text:a xlink:type="simple" xlink:href="#__RefHeading___Toc395_377169772%20Copie%201" text:style-name="Index_20_Link" text:visited-style-name="Index_20_Link">II. Utilisation des ressources<text:tab/>3</text:a></text:p>
          <text:p text:style-name="P39"><text:a xlink:type="simple" xlink:href="#__RefHeading___Toc1237_1184243431" text:style-name="Index_20_Link" text:visited-style-name="Index_20_Link">A) Éléments concernés et accès aux systèmes<text:tab/>3</text:a></text:p>
          <text:p text:style-name="P40"><text:a xlink:type="simple" xlink:href="#__RefHeading___Toc554_377169772%20Copie%201%20Copie%203" text:style-name="Index_20_Link" text:visited-style-name="Index_20_Link">1/ Éléments de l’infrastructure concernés par la présente charte<text:tab/>3</text:a></text:p>
          <text:p text:style-name="P40"><text:a xlink:type="simple" xlink:href="#__RefHeading___Toc554_377169772%20Copie%201%20Copie%204" text:style-name="Index_20_Link" text:visited-style-name="Index_20_Link">2/ Accès aux différents systèmes<text:tab/>3</text:a></text:p>
          <text:p text:style-name="P39"><text:a xlink:type="simple" xlink:href="#__RefHeading___Toc399_377169772%20Copie%204%20Copie%201%20Copie%201" text:style-name="Index_20_Link" text:visited-style-name="Index_20_Link">B) Bonnes pratiques lié aux fichiers<text:tab/>3</text:a></text:p>
          <text:p text:style-name="P40"><text:a xlink:type="simple" xlink:href="#__RefHeading___Toc554_377169772%20Copie%201%20Copie%203%20Copie%201" text:style-name="Index_20_Link" text:visited-style-name="Index_20_Link">1/ Règle de nommage et versionnage des documents<text:tab/>3</text:a></text:p>
          <text:p text:style-name="P40"><text:a xlink:type="simple" xlink:href="#__RefHeading___Toc554_377169772%20Copie%201%20Copie%204%20Copie%201" text:style-name="Index_20_Link" text:visited-style-name="Index_20_Link">2/ Bonnes pratiques générales<text:tab/>4</text:a></text:p>
          <text:p text:style-name="P39"><text:a xlink:type="simple" xlink:href="#__RefHeading___Toc399_377169772%20Copie%204%20Copie%201%20Copie%201%20Copie%201" text:style-name="Index_20_Link" text:visited-style-name="Index_20_Link">C) Bonnes pratiques lié à l’arborescence<text:tab/>4</text:a></text:p>
          <text:p text:style-name="P40"><text:a xlink:type="simple" xlink:href="#__RefHeading___Toc554_377169772%20Copie%201%20Copie%203%20Copie%201%20Copie%201" text:style-name="Index_20_Link" text:visited-style-name="Index_20_Link">1/ Règle de nommage et structure de l’arborescence<text:tab/>4</text:a></text:p>
          <text:p text:style-name="P40"><text:a xlink:type="simple" xlink:href="#__RefHeading___Toc554_377169772%20Copie%201%20Copie%204%20Copie%201%20Copie%201" text:style-name="Index_20_Link" text:visited-style-name="Index_20_Link">2/ Bonnes pratiques générales<text:tab/>4</text:a></text:p>
          <text:p text:style-name="P38"><text:a xlink:type="simple" xlink:href="#__RefHeading___Toc395_377169772%20Copie%201%20Copie%201" text:style-name="Index_20_Link" text:visited-style-name="Index_20_Link">III. Sécurité des systèmes et des données<text:tab/>5</text:a></text:p>
          <text:p text:style-name="P39"><text:a xlink:type="simple" xlink:href="#__RefHeading___Toc399_377169772%20Copie%204%20Copie%201%20Copie%202" text:style-name="Index_20_Link" text:visited-style-name="Index_20_Link">A) Règle complexité des mots de passe<text:tab/>5</text:a></text:p>
          <text:p text:style-name="P40"><text:a xlink:type="simple" xlink:href="#__RefHeading___Toc554_377169772%20Copie%201%20Copie%203%20Copie%201%20Copie%201%20Copie%201" text:style-name="Index_20_Link" text:visited-style-name="Index_20_Link">1/ Règle de définition d’un mot de passe<text:tab/>5</text:a></text:p>
          <text:p text:style-name="P40"><text:a xlink:type="simple" xlink:href="#__RefHeading___Toc554_377169772%20Copie%201%20Copie%204%20Copie%201%20Copie%201%20Copie%201" text:style-name="Index_20_Link" text:visited-style-name="Index_20_Link">2/ Bonnes pratiques générales<text:tab/>5</text:a></text:p>
          <text:p text:style-name="P39"><text:a xlink:type="simple" xlink:href="#__RefHeading___Toc399_377169772%20Copie%204%20Copie%201%20Copie%201%20Copie%202" text:style-name="Index_20_Link" text:visited-style-name="Index_20_Link">B) Confidentialité des données<text:tab/>5</text:a></text:p>
          <text:p text:style-name="P40"><text:a xlink:type="simple" xlink:href="#__RefHeading___Toc554_377169772%20Copie%201%20Copie%203%20Copie%201%20Copie%201%20Copie%201%20Copie%201" text:style-name="Index_20_Link" text:visited-style-name="Index_20_Link">1/ Confidentialité du projet<text:tab/>5</text:a></text:p>
          <text:p text:style-name="P40"><text:a xlink:type="simple" xlink:href="#__RefHeading___Toc554_377169772%20Copie%201%20Copie%204%20Copie%201%20Copie%201%20Copie%201%20Copie%201" text:style-name="Index_20_Link" text:visited-style-name="Index_20_Link">2/ Protection des données des utilisateurs et de leur vie privée<text:tab/>5</text:a></text:p>
          <text:p text:style-name="P39"><text:a xlink:type="simple" xlink:href="#__RefHeading___Toc399_377169772%20Copie%204%20Copie%201%20Copie%201%20Copie%201%20Copie%201" text:style-name="Index_20_Link" text:visited-style-name="Index_20_Link">C) Sécurité des appareils<text:tab/>6</text:a></text:p>
          <text:p text:style-name="P40"><text:a xlink:type="simple" xlink:href="#__RefHeading___Toc554_377169772%20Copie%201%20Copie%203%20Copie%201%20Copie%201%20Copie%201%20Copie%202" text:style-name="Index_20_Link" text:visited-style-name="Index_20_Link">1/ Éléments physique<text:tab/>6</text:a></text:p>
          <text:p text:style-name="P40"><text:a xlink:type="simple" xlink:href="#__RefHeading___Toc554_377169772%20Copie%201%20Copie%204%20Copie%201%20Copie%201%20Copie%201%20Copie%202" text:style-name="Index_20_Link" text:visited-style-name="Index_20_Link">2/ Éléments virtualisées<text:tab/>6</text:a></text:p>
          <text:p text:style-name="P38"><text:a xlink:type="simple" xlink:href="#__RefHeading___Toc395_377169772%20Copie%201%20Copie%201%20Copie%201" text:style-name="Index_20_Link" text:visited-style-name="Index_20_Link">IV. Communication et internet<text:tab/>7</text:a></text:p>
          <text:p text:style-name="P39"><text:a xlink:type="simple" xlink:href="#__RefHeading___Toc399_377169772%20Copie%204%20Copie%201%20Copie%201%20Copie%202%20Copie%201" text:style-name="Index_20_Link" text:visited-style-name="Index_20_Link">A) Messagerie instantanées<text:tab/>7</text:a></text:p>
          <text:p text:style-name="P39"><text:a xlink:type="simple" xlink:href="#__RefHeading___Toc399_377169772%20Copie%204%20Copie%201%20Copie%201%20Copie%202%20Copie%201%20Copie%202" text:style-name="Index_20_Link" text:visited-style-name="Index_20_Link">B) Emails<text:tab/>7</text:a></text:p>
          <text:p text:style-name="P39"><text:a xlink:type="simple" xlink:href="#__RefHeading___Toc399_377169772%20Copie%204%20Copie%201%20Copie%201%20Copie%202%20Copie%201%20Copie%202%20Copie%201" text:style-name="Index_20_Link" text:visited-style-name="Index_20_Link">C) Autres cas de communications<text:tab/>7</text:a></text:p>
          <text:p text:style-name="P40"><text:a xlink:type="simple" xlink:href="#__RefHeading___Toc554_377169772%20Copie%201%20Copie%203%20Copie%201%20Copie%201%20Copie%201%20Copie%202%20Copie%201%20Copie%201%20Copie%201" text:style-name="Index_20_Link" text:visited-style-name="Index_20_Link">1/ Éléments physique<text:tab/>7</text:a></text:p>
          <text:p text:style-name="P40"><text:a xlink:type="simple" xlink:href="#__RefHeading___Toc554_377169772%20Copie%201%20Copie%204%20Copie%201%20Copie%201%20Copie%201%20Copie%202%20Copie%201%20Copie%201%20Copie%201" text:style-name="Index_20_Link" text:visited-style-name="Index_20_Link">2/ Éléments virtualisées<text:tab/>7</text:a></text:p>
          <text:p text:style-name="P38"><text:a xlink:type="simple" xlink:href="#__RefHeading___Toc395_377169772%20Copie%201%20Copie%201%20Copie%201%20Copie%201" text:style-name="Index_20_Link" text:visited-style-name="Index_20_Link">V. Conclusion<text:tab/>8</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6"><text:a xlink:type="simple" xlink:href="#Figure!0%7Csequence" text:style-name="Index_20_Link" text:visited-style-name="Index_20_Link">Figure 1: Exemple de figure<text:tab/>3</text:a></text:p>
        </text:index-body>
      </text:illustration-index>
      <text:p text:style-name="P2"/>
      <text:p text:style-name="P10"/>
      <text:list xml:id="list2417174876" text:style-name="L1">
        <text:list-item>
          <text:p text:style-name="P42"><text:bookmark-start text:name="__RefHeading___Toc395_377169772"/>Introduction<text:bookmark-end text:name="__RefHeading___Toc395_377169772"/></text:p>
        </text:list-item>
      </text:list>
      <text:p text:style-name="P3"/>
      <text:p text:style-name="P9"><text:tab/><text:span text:style-name="T15">Cette</text:span> charte informatique a pour objectif de définir les bonnes pratiques <text:span text:style-name="T15">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15">membres de l’équipe projet</text:span> est <text:span text:style-name="T15">prié</text:span> de respecter ces règles <text:span text:style-name="T15">et ces bonnes pratiques qui permettrons d’</text:span>assurer la protection des données <text:span text:style-name="T15">et</text:span> des systèmes <text:span text:style-name="T15">mis en œuvre pendant le projet</text:span>, <text:span text:style-name="T15">ainsi que</text:span> l’<text:span text:style-name="T15">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33"><text:tab/><text:span text:style-name="T15">C</text:span>ette charte <text:span text:style-name="T15">informatique n’est pas figé dans le marbre</text:span> <text:span text:style-name="T15">et de potentiels mises</text:span> à jour <text:span text:style-name="T15">l’</text:span>adapter<text:span text:style-name="T15">ont</text:span> à l’évolution <text:span text:style-name="T15">du projet et fonction des besoins de ce dernier</text:span>. <text:span text:style-name="T15">Tout mis à jour ne prendra effet qu’après l’accord de la majorité des membres de l’équipe projet, et sans rétro application aucune.</text:span></text:p>
      <text:p text:style-name="P27"/>
      <text:p text:style-name="P27"/>
      <text:p text:style-name="P27"/>
      <text:p text:style-name="P27"/>
      <text:p text:style-name="P27"/>
      <text:p text:style-name="P27"/>
      <text:list xml:id="list235060444479401" text:continue-numbering="true" text:style-name="L1">
        <text:list-item>
          <text:p text:style-name="P43"><text:bookmark-start text:name="__RefHeading___Toc395_377169772 Copie 1"/>Utilisation des ressources<text:bookmark-end text:name="__RefHeading___Toc395_377169772 Copie 1"/></text:p>
        </text:list-item>
      </text:list>
      <text:p text:style-name="P5"/>
      <text:p text:style-name="P28"><text:span text:style-name="T11">Introduction de la section :</text:span><text:span text:style-name="T1"> </text:span></text:p>
      <text:p text:style-name="P11">Cette section <text:span text:style-name="T30">détaille les règles encadrant l’utilisation des ressources informatiques de notre projet.</text:span></text:p>
      <text:list text:style-name="L2">
        <text:list-item>
          <text:p text:style-name="P95"><text:span text:style-name="T1">Éléments concernés et accès aux systèmes : </text:span><text:span text:style-name="T8">cadre le périmètre d’effet de cette charte</text:span></text:p>
        </text:list-item>
        <text:list-item>
          <text:p text:style-name="P96"><text:span text:style-name="T1">Bonnes pratiques lié aux fichiers : </text:span><text:span text:style-name="T8">décrit les règles et les bonnes pratiques pour utiliser efficacement les fichiers du projet</text:span></text:p>
        </text:list-item>
        <text:list-item>
          <text:p text:style-name="P97"><text:span text:style-name="T4">Bonnes pratiques lié à l’arborescence : </text:span><text:span text:style-name="T8">décrit les règles et les bonnes pratiques pour manipuler façon coordonnées le système de fichiers du projet</text:span></text:p>
        </text:list-item>
      </text:list>
      <text:p text:style-name="P28"/>
      <text:p text:style-name="P28"/>
      <text:list xml:id="list1165327026" text:style-name="L3">
        <text:list-item>
          <text:p text:style-name="P49"><text:bookmark-start text:name="__RefHeading___Toc1237_1184243431"/><text:span text:style-name="T22">É</text:span><text:span text:style-name="T17">léments</text:span><text:span text:style-name="T22"> concerné</text:span><text:span text:style-name="T17">s</text:span><text:span text:style-name="T22"> et accès aux systèmes</text:span><text:bookmark-end text:name="__RefHeading___Toc1237_1184243431"/></text:p>
        </text:list-item>
      </text:list>
      <text:p text:style-name="P3"/>
      <text:list xml:id="list2052124376" text:style-name="L10">
        <text:list-item>
          <text:p text:style-name="P54"><text:bookmark-start text:name="__RefHeading___Toc554_377169772 Copie 1 Copie 3"/>É<text:span text:style-name="T21">léments de l’infrastructure concernés par la présente charte</text:span><text:bookmark-end text:name="__RefHeading___Toc554_377169772 Copie 1 Copie 3"/></text:p>
        </text:list-item>
      </text:list>
      <text:p text:style-name="P71"/>
      <text:p text:style-name="P61"><text:span text:style-name="T26"><text:tab/></text:span><text:span text:style-name="T25">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70"><text:tab/><text:span text:style-name="T25">Tous ces éléments, et tout autre ayant un impact sur le fonctionnement de notre infrastructure ou sur le bon déroulé du projet, est inclut par la présente charte informatique </text:span></text:p>
      <text:p text:style-name="P63"/>
      <text:p text:style-name="P63"><text:span text:style-name="T26"><text:tab/></text:span><text:span text:style-name="T27">Il est à noter que t</text:span><text:span text:style-name="T26">oute utilisation personnelle </text:span><text:span text:style-name="T27">de ces éléments </text:span><text:span text:style-name="T26">doit rester <text:s/></text:span><text:span text:style-name="T27">absolument </text:span><text:span text:style-name="T19">EXCEPTIONNEL</text:span><text:span text:style-name="T28"> et </text:span><text:span text:style-name="T29">r</text:span><text:span text:style-name="T26">aisonnable, </text:span><text:span text:style-name="T27">sans jamais</text:span><text:span text:style-name="T26"> nuire à la sécurité des systèmes ni perturber l</text:span><text:span text:style-name="T27">e déroulement du projet</text:span><text:span text:style-name="T26">.</text:span></text:p>
      <text:p text:style-name="P72"/>
      <text:p text:style-name="P61"/>
      <text:list xml:id="list235059765669037" text:continue-numbering="true" text:style-name="L10">
        <text:list-item>
          <text:p text:style-name="P55"><text:bookmark-start text:name="__RefHeading___Toc554_377169772 Copie 1 Copie 4"/>Accès aux différents systèmes<text:bookmark-end text:name="__RefHeading___Toc554_377169772 Copie 1 Copie 4"/></text:p>
        </text:list-item>
      </text:list>
      <text:p text:style-name="P71"/>
      <text:p text:style-name="P77"><text:tab/><text:span text:style-name="T30">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30">Il est interdit de partager ses identifiants ou d’utiliser ceux d’un autre membre de l’équipe</text:span></text:p>
      <text:p text:style-name="P84"><text:tab/><text:span text:style-name="T30">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62"/>
      <text:p text:style-name="P4"/>
      <text:list xml:id="list235061803344679" text:continue-list="list1165327026" text:style-name="L3">
        <text:list-item>
          <text:p text:style-name="P47"><text:bookmark-start text:name="__RefHeading___Toc399_377169772 Copie 4 Copie 1 Copie 1"/><text:soft-page-break/>Bonnes pratiques lié aux fichiers<text:bookmark-end text:name="__RefHeading___Toc399_377169772 Copie 4 Copie 1 Copie 1"/></text:p>
        </text:list-item>
      </text:list>
      <text:p text:style-name="P3"/>
      <text:list xml:id="list235061677132081" text:continue-list="list235059765669037" text:style-name="L10">
        <text:list-item text:start-value="1">
          <text:p text:style-name="P55"><text:bookmark-start text:name="__RefHeading___Toc554_377169772 Copie 1 Copie 3 Copie 1"/>Règle de nommage et versionnage des documents<text:bookmark-end text:name="__RefHeading___Toc554_377169772 Copie 1 Copie 3 Copie 1"/></text:p>
        </text:list-item>
      </text:list>
      <text:p text:style-name="P72"/>
      <text:p text:style-name="P86"><text:tab/>Le nommage des fichiers suit des règles simples. Même si elles peuvent paraître stricte, elles permettent de repérer la fonction d’un fichier et d’avoir une idée de son contenu d’un simple coup d’œil</text:p>
      <text:list xml:id="list3466627249" text:style-name="L12">
        <text:list-item>
          <text:p text:style-name="P79"><text:span text:style-name="T31">F</text:span>ormat <text:span text:style-name="T31">à appliquer</text:span></text:p>
          <text:list>
            <text:list-item>
              <text:p text:style-name="P79">Majuscule en début de chaque mot, minuscules partout ailleurs</text:p>
            </text:list-item>
            <text:list-item>
              <text:p text:style-name="P79">Pas d’espaces ni de caractères accentués</text:p>
            </text:list-item>
            <text:list-item>
              <text:p text:style-name="P79"><text:span text:style-name="T31">On utilise</text:span> "-" <text:span text:style-name="T31">("tiret du 6")</text:span> pour les séparations de lisibilité, <text:span text:style-name="T31">c’est-à-dire pour aider à la lisibilité </text:span><text:span text:style-name="T20">quand c’est nécessaire.</text:span><text:span text:style-name="T33"> </text:span></text:p>
              <text:p text:style-name="P79"><text:span text:style-name="T33">Par exemple, on peut séparer un acronyme du mot suivant.</text:span></text:p>
            </text:list-item>
            <text:list-item>
              <text:p text:style-name="P79"><text:span text:style-name="T31">On utilise</text:span> "_" <text:span text:style-name="T31">("tiret du 8")</text:span> pour les séparations de sens, <text:span text:style-name="T31">à savoir dans les cas ou le titre du fichier aborde des concepts ou des idées générales distincts.</text:span></text:p>
              <text:p text:style-name="P87">Par exemple, <text:span text:style-name="T32">on peut séparer un élément d’infrastructure de son matériel associé : </text:span><text:span text:style-name="T16">Linux_ConfigurationWAF</text:span></text:p>
            </text:list-item>
          </text:list>
        </text:list-item>
        <text:list-item>
          <text:p text:style-name="P87">Le nom du fichier doit inclure sa version à la fin, sous ce format : "Abc_vX-Y.ext"</text:p>
          <text:p text:style-name="P87">La version du document est défini de la manière suivante :</text:p>
          <text:list>
            <text:list-item>
              <text:p text:style-name="P87">"X" (un numéro) est un changements majeurs, une restructuration du document, l’ajout de nouvelles parties, des changements paramétrant un nouvelle fonctionnalité dans un fichier de configuration, etc.</text:p>
            </text:list-item>
            <text:list-item>
              <text:p text:style-name="P87">"Y" (un numéro) est un changements mineurs, tels qu’une correction d’orthographe, la modification d’une image, l’optimisation sans changement fonctionnel de lignes de codes, etc.</text:p>
            </text:list-item>
          </text:list>
        </text:list-item>
        <text:list-item>
          <text:p text:style-name="P79">Utiliser le titre du document <text:span text:style-name="T34">le plus souvent possible :</text:span></text:p>
          <text:p text:style-name="P88">Toutes les fois où c’est possible, il est demandé d’utiliser le titre du document pour le nommage de son fichier. Cependant, la compréhension <text:span text:style-name="T35">rapide</text:span> du contenu du fichier <text:span text:style-name="T36">(sans ouverture de celui-ci)</text:span> est prioritaire sur la précédente règle. De plus, des fichiers techniques pourraient avoir du mal à appliquer ce principe.</text:p>
          <text:list>
            <text:list-item>
              <text:p text:style-name="P89">Par <text:span text:style-name="T26">exemple, </text:span><text:span text:style-name="T36">si </text:span><text:span text:style-name="T26">le titre du document est ... : </text:span></text:p>
              <text:list>
                <text:list-header>
                  <text:p text:style-name="P91"><text:span text:style-name="T26">Vente – Liste de tests à faire</text:span></text:p>
                </text:list-header>
              </text:list>
              <text:p text:style-name="P89"><text:span text:style-name="T26">… </text:span><text:span text:style-name="T36">i</text:span><text:span text:style-name="T26">l devient </text:span><text:span text:style-name="T36">alors :</text:span></text:p>
              <text:list text:continue-numbering="true">
                <text:list-header>
                  <text:p text:style-name="P92"><text:span text:style-name="T26">Vente_ListeDeTestsA-Fair</text:span>e</text:p>
                </text:list-header>
              </text:list>
            </text:list-item>
          </text:list>
          <text:p text:style-name="P93"><text:span text:style-name="T41">Note : S</text:span>euls les comptes-rendus de réunion ne suivent pas ce format de versionnage.</text:p>
        </text:list-item>
      </text:list>
      <text:p text:style-name="P72"/>
      <text:p text:style-name="P78"><text:span text:style-name="T31"><text:tab/>Ci-dessous se trouve un </text:span><text:span text:style-name="T20">e</text:span><text:span text:style-name="T18">xemple</text:span> d<text:span text:style-name="T39">u nommage d’un</text:span> fichier, respectant le<text:span text:style-name="T37">s</text:span> règle<text:span text:style-name="T37">s</text:span> de nommage <text:span text:style-name="T31">et faisant intervenir cha</text:span><text:span text:style-name="T37">cune </text:span><text:span text:style-name="T39">d’entre elle </text:span><text:span text:style-name="T38">précédemment</text:span><text:span text:style-name="T31"> établit</text:span> :</text:p>
      <text:p text:style-name="P90">Vente_ListeDeTestsA-Faire_v1-5.pdf</text:p>
      <text:p text:style-name="P72"/>
      <text:p text:style-name="P63"/>
      <text:list xml:id="list235061742484175" text:continue-list="list235061677132081" text:style-name="L10">
        <text:list-item>
          <text:p text:style-name="P55"><text:bookmark-start text:name="__RefHeading___Toc554_377169772 Copie 1 Copie 4 Copie 1"/>Bonnes pratiques générales<text:bookmark-end text:name="__RefHeading___Toc554_377169772 Copie 1 Copie 4 Copie 1"/></text:p>
        </text:list-item>
      </text:list>
      <text:p text:style-name="P72"/>
      <text:p text:style-name="P72"><text:tab/><text:span text:style-name="T40">Ces paragraphes regroupent des éléments qui ne sont certes pas nécessaire, mais qui faciliteront grandement la navigation dans les documents du projet, ainsi que la compréhension de ceux-ci. La liste ci-après les regroupe, sans ordre particulier </text:span></text:p>
      <text:p text:style-name="P72"/>
      <text:p text:style-name="P72"><text:soft-page-break/></text:p>
      <text:list text:style-name="L13">
        <text:list-item>
          <text:p text:style-name="P104"><text:span text:style-name="T4">Lors d’un changement </text:span><text:span text:style-name="T9">de version </text:span><text:span text:style-name="T10">d’un fichier</text:span><text:span text:style-name="T4">, </text:span><text:span text:style-name="T10">qu’il soit </text:span><text:span text:style-name="T4">majeur ("X") ou mineur ("Y"), il </text:span><text:span text:style-name="T10">est préférable d’</text:span><text:span text:style-name="T4">écraser la version précédente.</text:span></text:p>
          <text:p text:style-name="P104"><text:span text:style-name="T10">Le but est de ne pas</text:span><text:span text:style-name="T4"> surcharger le repository Git, </text:span><text:span text:style-name="T10">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10">Aussi,</text:span><text:span text:style-name="T4"> les comptes-rendus de réunion ne suivent pas </text:span><text:span text:style-name="T10">l</text:span><text:span text:style-name="T4">e format de versionnage </text:span><text:span text:style-name="T10">d</text:span><text:span text:style-name="T4">e part leur nature : </text:span><text:span text:style-name="T10">ils ne sont pas supposé être modifié après leur rédaction (hors correction orthographique)</text:span></text:p>
        </text:list-item>
      </text:list>
      <text:p text:style-name="P80"/>
      <text:p text:style-name="P80">• Utiliser le titre du documents :</text:p>
      <text:p text:style-name="P80">Il doit tenir sur les lignes prévues par le template. Il peut être moins long, mais ne</text:p>
      <text:p text:style-name="P80">doit pas être plus long</text:p>
      <text:p text:style-name="P80"/>
      <text:p text:style-name="P80"/>
      <text:p text:style-name="P72"/>
      <text:p text:style-name="P72">Plusieurs éléments aident à l’uniformité des documents de l’équipe :</text:p>
      <text:p text:style-name="P72">• Lien hypertexte</text:p>
      <text:p text:style-name="P72">Éviter les liens hypertextes "crus", c’est-à-dire sous la forme d’une URL classique du</text:p>
      <text:p text:style-name="P72">type "https://www.youtube.com/".</text:p>
      <text:p text:style-name="P72">Utiliser les options de l’éditeur de texte pour transformer le texte d’apparence du lien</text:p>
      <text:p text:style-name="P72">en quelque chose de clair, de concis et d’intelligible (ici avec Youtube)</text:p>
      <text:p text:style-name="P72">Figure 5 : Édition d’un lien hypertexte</text:p>
      <text:p text:style-name="P72">• Privilégier les guillemets universels ( "abc") plutôt que les guillemets traditionnels⇒</text:p>
      <text:p text:style-name="P72">( «⇒ abc »). Les options d’auto-correction grammaticale sont présente dans tous les</text:p>
      <text:p text:style-name="P72">éditeurs de textes.</text:p>
      <text:p text:style-name="P72">• Quand un fichier, un répertoire ou un chemin de l’arborescence est mentionné dans</text:p>
      <text:p text:style-name="P72">un document, formater cette mention en italique.</text:p>
      <text:p text:style-name="P72">Quand on mentionne un fichier particulièrement, il n’est pas nécessaire de</text:p>
      <text:p text:style-name="P72">préciser sa version, au vue de la nature changeante de celle-ci</text:p>
      <text:p text:style-name="P72">Exemple :</text:p>
      <text:p text:style-name="P72">◦ SyntheseDesMethodesDeTravail.pdf</text:p>
      <text:p text:style-name="P72">◦ wizards-n-dices/GestionDeProjet/SyntheseDesMethodesDeTravail.pdf</text:p>
      <text:p text:style-name="P72">• Pour écrire du code dans un document :</text:p>
      <text:p text:style-name="P72">◦ Privilégié une partie "Annexes" le plus souvent possible. Dans le cas contraire,</text:p>
      <text:p text:style-name="P72">utiliser une "zone de texte"</text:p>
      <text:p text:style-name="P72">◦ Police : Consolas</text:p>
      <text:p text:style-name="P72">◦ Taille : 8</text:p>
      <text:p text:style-name="P72">◦ Pas d’accentuation des caractères (gras, italique, souligner, etc.)</text:p>
      <text:p text:style-name="P72">◦ Respecter les indentations et les lignes le plus souvent possible</text:p>
      <text:p text:style-name="P72"/>
      <text:p text:style-name="P72">• Notes générales</text:p>
      <text:p text:style-name="P72">◦ Ne pas sur-utiliser les accentuations des caractères : (gras, italique, souligner, …)</text:p>
      <text:p text:style-name="P72">Si tout est "important", plus rien ne l’est vraiment→</text:p>
      <text:p text:style-name="P72">◦ Rester flexibilité …</text:p>
      <text:p text:style-name="P72">Les templates sont jolis, mais ce sont des références avant tout. Modifier quelques</text:p>
      <text:p text:style-name="P72">légers détails intelligemment peuvent rehausser le niveau de finition des</text:p>
      <text:p text:style-name="P72">documents et les rendre plus agréables, cohérents et lisibles</text:p>
      <text:p text:style-name="P72"><text:soft-page-break/>Par exemple :</text:p>
      <text:p text:style-name="P72">▪ Réduire la police de 1 à 2 points pour faire rentrer un image dans la page</text:p>
      <text:p text:style-name="P72">▪ Sautez plus de lignes</text:p>
      <text:p text:style-name="P72">▪ Reformuler pour faire tenir le texte sur une seule ligne etc</text:p>
      <text:p text:style-name="P72">◦ … tout conservant de la rigueur :</text:p>
      <text:p text:style-name="P72">Étant donné l’ampleur du projet, il est nécessaire de faire preuve de RIGUEUR</text:p>
      <text:p text:style-name="P72">▪ Pas de majuscule à des endroits inappropriés</text:p>
      <text:p text:style-name="P72">▪ Faire des phrases</text:p>
      <text:p text:style-name="P72">▪ Évitez les mots et les tournures de phrases familières</text:p>
      <text:p text:style-name="P72">Le mot d’ordre ici, c’est d’être professionnel dans nos méthodes de travail</text:p>
      <text:p text:style-name="P85"/>
      <text:p text:style-name="P85"/>
      <text:p text:style-name="P85">Utilisation des templates :</text:p>
      <text:p text:style-name="P85">Version disponible : Google Docs, OpenDocument Text (ODT)</text:p>
      <text:p text:style-name="P85">Différents templates de documents sont disponibles. Il est nécessaire de les utiliser et</text:p>
      <text:p text:style-name="P85">de les respecter, afin de garantir une unicité dans les documents, facilitant la relecture pour</text:p>
      <text:p text:style-name="P85">tous et affirmant notre identité graphique.</text:p>
      <text:p text:style-name="P85">Dans de rares cas, les versions OpenDocument de ces templates peuvent voir des</text:p>
      <text:p text:style-name="P85">anomalies apparaître. Dans ces cas là, il faut se référer aux versions PDF de ces documents</text:p>
      <text:p text:style-name="P85"/>
      <text:p text:style-name="P85">rappel Git</text:p>
      <text:p text:style-name="P85"/>
      <text:p text:style-name="P6"/>
      <text:list xml:id="list235059839408794" text:continue-list="list235061803344679" text:style-name="L3">
        <text:list-item>
          <text:p text:style-name="P48"><text:bookmark-start text:name="__RefHeading___Toc399_377169772 Copie 4 Copie 1 Copie 1 Copie 1"/>Bonnes pratiques lié à l’arborescence<text:bookmark-end text:name="__RefHeading___Toc399_377169772 Copie 4 Copie 1 Copie 1 Copie 1"/></text:p>
        </text:list-item>
      </text:list>
      <text:p text:style-name="P6"/>
      <text:list xml:id="list235060839567245" text:continue-list="list235061742484175" text:style-name="L10">
        <text:list-item text:start-value="1">
          <text:p text:style-name="P55"><text:bookmark-start text:name="__RefHeading___Toc554_377169772 Copie 1 Copie 3 Copie 1 Copie 1"/>Règle de nommage et structure de l’arborescence<text:bookmark-end text:name="__RefHeading___Toc554_377169772 Copie 1 Copie 3 Copie 1 Copie 1"/></text:p>
        </text:list-item>
      </text:list>
      <text:p text:style-name="P72"/>
      <text:p text:style-name="P72">[Corps de texte]</text:p>
      <text:p text:style-name="P63"/>
      <text:p text:style-name="P63"/>
      <text:list xml:id="list235060282461421" text:continue-numbering="true" text:style-name="L10">
        <text:list-item>
          <text:p text:style-name="P55"><text:bookmark-start text:name="__RefHeading___Toc554_377169772 Copie 1 Copie 4 Copie 1 Copie 1"/>Bonnes pratiques générales<text:bookmark-end text:name="__RefHeading___Toc554_377169772 Copie 1 Copie 4 Copie 1 Copie 1"/></text:p>
        </text:list-item>
      </text:list>
      <text:p text:style-name="P72"/>
      <text:p text:style-name="P72">[Corps de texte]</text:p>
      <text:p text:style-name="P63"/>
      <text:p text:style-name="P63"/>
      <text:p text:style-name="P63"/>
      <text:p text:style-name="P63">Premier niveau de l’arborescence de projet :</text:p>
      <text:p text:style-name="P63">wizards-n-dices/ Repo Git⇒ ; racine de l’arborescence du projet</text:p>
      <text:p text:style-name="P63">_fichiers_temporaires/ Répertoire temporaire (non suivi par Git)⇒</text:p>
      <text:p text:style-name="P63">ElementsDeCommunication/ Rassemble les éléments de communication officiels⇒</text:p>
      <text:p text:style-name="P63">Documentation/ Rassemble les éléments de documentation⇒</text:p>
      <text:p text:style-name="P63">Infrastructure/ Rassemble les éléments techniques⇒</text:p>
      <text:p text:style-name="P63">GestionDeProjet/ Rassemble les éléments d’organisation interne⇒</text:p>
      <text:p text:style-name="P63">Reunions/ Rassemble les comptes-rendu de réunions⇒</text:p>
      <text:p text:style-name="P63">Templates/ Rassemble les divers templates⇒</text:p>
      <text:p text:style-name="P63">.gitignore Empêche le suivi de certains éléments par Git⇒</text:p>
      <text:p text:style-name="P63">README.md "Read me" du repo Git⇒</text:p>
      <text:p text:style-name="P63"><text:soft-page-break/>Suivre ces quelques de règles de bases maintient une arborescence claire et organisée :</text:p>
      <text:p text:style-name="P63">• Nomenclature des répertoires : DossierA-Traiter_Infra/</text:p>
      <text:p text:style-name="P63">◦ Majuscule en début de chaque mot, minuscules partout ailleurs</text:p>
      <text:p text:style-name="P63">◦ Pas d’espaces ni de caractères accentués</text:p>
      <text:p text:style-name="P63">◦ Utiliser "-" pour les séparations de lisibilité ("à traiter" devient "A-Traiter")</text:p>
      <text:p text:style-name="P63">◦ Utiliser "_" pour les séparations de sens (concepts, idées, etc)</text:p>
      <text:p text:style-name="P63">• Ne rien ajouter au premier niveau de l’arborescence (wizards-n-dices/) sans</text:p>
      <text:p text:style-name="P63">consulter le groupe</text:p>
      <text:p text:style-name="P63">• Privilégier l’utilisation de répertoires "_materials" pour les dépendances des fichiers</text:p>
      <text:p text:style-name="P63">(images, premier jet de rédaction, etc.) et leur organisation</text:p>
      <text:p text:style-name="P63">Enregistrer la version finale du travail au même niveau que le "materials"</text:p>
      <text:p text:style-name="P63">7 / 12</text:p>
      <text:p text:style-name="P63">Wizards &amp; Dice</text:p>
      <text:p text:style-name="P63">Synthèse des workflow</text:p>
      <text:p text:style-name="P63">Exemple :</text:p>
      <text:p text:style-name="P63">RepertoireExemple/</text:p>
      <text:p text:style-name="P63">_materials/</text:p>
      <text:p text:style-name="P63">RedactionFichierFinal.odt</text:p>
      <text:p text:style-name="P63">ImageA-Fusionner1.jpg</text:p>
      <text:p text:style-name="P63">ImageA-Fusionner2.png</text:p>
      <text:p text:style-name="P63">FichierFinal.pdf</text:p>
      <text:p text:style-name="P63">ImageFinale.png</text:p>
      <text:p text:style-name="P63">• Une fois un travail terminé, ou sur lequel il n’y aura plus d’efforts à fournir avant un</text:p>
      <text:p text:style-name="P63">certain temps, nettoyer le répertoire de travail et "_materials" s’il existe</text:p>
      <text:p text:style-name="P63">• Si vous créer un répertoire vide en prévision pour des fichiers futurs, créer</text:p>
      <text:p text:style-name="P63">"placeholder.txt" à l’intérieur de ce répertoire (ne rien écrire dedans)</text:p>
      <text:p text:style-name="P63">• Les répertoires et les fichiers doivent avoir des noms explicites au moment des "push"</text:p>
      <text:p text:style-name="P63">dans les branches du repo (en particulier la branche "main")</text:p>
      <text:p text:style-name="P63">Pas de répertoires temp/, temporaire/, etc.</text:p>
      <text:p text:style-name="P63">Utiliser le répertoire⇒ wizards-n-dices/_fichiers_temporaires/ à la place.</text:p>
      <text:p text:style-name="P63"/>
      <text:p text:style-name="P29"/>
      <text:list xml:id="list235060965715103" text:continue-list="list235060444479401" text:style-name="L1">
        <text:list-item>
          <text:p text:style-name="P44"><text:bookmark-start text:name="__RefHeading___Toc395_377169772 Copie 1 Copie 1"/>Sécurité des systèmes et des <text:tab/>données<text:bookmark-end text:name="__RefHeading___Toc395_377169772 Copie 1 Copie 1"/></text:p>
        </text:list-item>
      </text:list>
      <text:p text:style-name="P7"/>
      <text:p text:style-name="P31"><text:span text:style-name="T11">Introduction de la section :</text:span><text:span text:style-name="T1"> </text:span></text:p>
      <text:p text:style-name="P12">Cette section &lt;suiteIntro&gt;</text:p>
      <text:list text:style-name="L4">
        <text:list-item>
          <text:p text:style-name="P98"><text:span text:style-name="T1">Règle complexité des mots de passe : </text:span><text:span text:style-name="T4">[Corps de texte]</text:span></text:p>
        </text:list-item>
        <text:list-item>
          <text:p text:style-name="P98"><text:span text:style-name="T1">Confidentialité des données : </text:span><text:span text:style-name="T4">[Corps de texte]</text:span></text:p>
        </text:list-item>
        <text:list-item>
          <text:p text:style-name="P98"><text:span text:style-name="T4">Sécurité des appareils : [Corps de texte]</text:span></text:p>
        </text:list-item>
      </text:list>
      <text:p text:style-name="P7"/>
      <text:p text:style-name="P7"/>
      <text:list xml:id="list2049780832" text:style-name="L5">
        <text:list-item>
          <text:p text:style-name="P46"><text:bookmark-start text:name="__RefHeading___Toc399_377169772 Copie 4 Copie 1 Copie 2"/><text:span text:style-name="T14">Règle </text:span><text:span text:style-name="T23">complexité </text:span><text:span text:style-name="T14">de</text:span><text:span text:style-name="T23">s</text:span><text:span text:style-name="T14"> m</text:span>ots de passe<text:bookmark-end text:name="__RefHeading___Toc399_377169772 Copie 4 Copie 1 Copie 2"/></text:p>
        </text:list-item>
      </text:list>
      <text:p text:style-name="P7"/>
      <text:list xml:id="list235060342177054" text:continue-list="list235060282461421" text:style-name="L10">
        <text:list-item text:start-value="1">
          <text:p text:style-name="P56"><text:bookmark-start text:name="__RefHeading___Toc554_377169772 Copie 1 Copie 3 Copie 1 Copie 1 Copie 1"/>Règle de <text:span text:style-name="T24">définition d’un mot de passe</text:span><text:bookmark-end text:name="__RefHeading___Toc554_377169772 Copie 1 Copie 3 Copie 1 Copie 1 Copie 1"/></text:p>
        </text:list-item>
      </text:list>
      <text:p text:style-name="P73"/>
      <text:p text:style-name="P73">[Corps de texte]</text:p>
      <text:p text:style-name="P66"/>
      <text:p text:style-name="P66"/>
      <text:list xml:id="list235060753595831" text:continue-numbering="true" text:style-name="L10">
        <text:list-item>
          <text:p text:style-name="P56"><text:bookmark-start text:name="__RefHeading___Toc554_377169772 Copie 1 Copie 4 Copie 1 Copie 1 Copie 1"/>Bonnes pratiques générales<text:bookmark-end text:name="__RefHeading___Toc554_377169772 Copie 1 Copie 4 Copie 1 Copie 1 Copie 1"/></text:p>
        </text:list-item>
      </text:list>
      <text:p text:style-name="P73"/>
      <text:p text:style-name="P73">[Corps de texte]</text:p>
      <text:p text:style-name="P66"/>
      <text:p text:style-name="P66"/>
      <text:p text:style-name="P17">Redéfinir</text:p>
      <text:p text:style-name="P14"/>
      <text:p text:style-name="P14"><text:tab/>Les mots de passe doivent être complexes, confidentiels et régulièrement renouvelés. Ils ne doivent pas être écrits ou partagés. Wizards &amp; Dice se réserve le droit d’imposer des règles concernant la longueur, la complexité et la fréquence de renouvellement des mots de passe.</text:p>
      <text:p text:style-name="P7"/>
      <text:p text:style-name="P7"/>
      <text:list xml:id="list235060336869961" text:continue-list="list2049780832" text:style-name="L5">
        <text:list-item>
          <text:p text:style-name="P50"><text:bookmark-start text:name="__RefHeading___Toc399_377169772 Copie 4 Copie 1 Copie 1 Copie 2"/>Confidentialité des données<text:bookmark-end text:name="__RefHeading___Toc399_377169772 Copie 4 Copie 1 Copie 1 Copie 2"/></text:p>
        </text:list-item>
      </text:list>
      <text:p text:style-name="P7"/>
      <text:list xml:id="list235061583220073" text:continue-list="list235060753595831" text:style-name="L10">
        <text:list-item text:start-value="1">
          <text:p text:style-name="P57"><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73"/>
      <text:p text:style-name="P73">[Corps de texte]</text:p>
      <text:p text:style-name="P66"/>
      <text:p text:style-name="P66"/>
      <text:list xml:id="list235060521475619" text:continue-numbering="true" text:style-name="L10">
        <text:list-item>
          <text:p text:style-name="P57"><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73"/>
      <text:p text:style-name="P73">[Corps de texte]</text:p>
      <text:p text:style-name="P66"/>
      <text:p text:style-name="P7"/>
      <text:p text:style-name="P16">à réadapter</text:p>
      <text:p text:style-name="P16"><text:soft-page-break/></text:p>
      <text:p text:style-name="P14"><text:tab/>Les collaborateurs doivent veiller à la protection des données sensibles ou confidentielles, en particulier celles concernant les clients, les partenaires ou l’entreprise. Toute fuite ou perte de données doit être immédiatement signalée au service informatique.</text:p>
      <text:p text:style-name="P81">+</text:p>
      <text:p text:style-name="P81">données utilisateurs et vie privée</text:p>
      <text:p text:style-name="P7"/>
      <text:p text:style-name="P7"/>
      <text:list xml:id="list235060495152169" text:continue-list="list235060336869961" text:style-name="L5">
        <text:list-item>
          <text:p text:style-name="P50"><text:bookmark-start text:name="__RefHeading___Toc399_377169772 Copie 4 Copie 1 Copie 1 Copie 1 Copie 1"/>Sécurité des appareils<text:bookmark-end text:name="__RefHeading___Toc399_377169772 Copie 4 Copie 1 Copie 1 Copie 1 Copie 1"/></text:p>
        </text:list-item>
      </text:list>
      <text:p text:style-name="P7"/>
      <text:list xml:id="list235060445754347" text:continue-list="list235060521475619" text:style-name="L10">
        <text:list-item text:start-value="1">
          <text:p text:style-name="P58"><text:bookmark-start text:name="__RefHeading___Toc554_377169772 Copie 1 Copie 3 Copie 1 Copie 1 Copie 1 Copie 2"/>Éléments physique<text:bookmark-end text:name="__RefHeading___Toc554_377169772 Copie 1 Copie 3 Copie 1 Copie 1 Copie 1 Copie 2"/></text:p>
        </text:list-item>
      </text:list>
      <text:p text:style-name="P74"/>
      <text:p text:style-name="P82">double serveurs et NAS</text:p>
      <text:p text:style-name="P67"/>
      <text:p text:style-name="P67"/>
      <text:list xml:id="list235060910117070" text:continue-numbering="true" text:style-name="L10">
        <text:list-item>
          <text:p text:style-name="P58"><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74"/>
      <text:p text:style-name="P74">[Corps de texte]</text:p>
      <text:p text:style-name="P67"/>
      <text:p text:style-name="P17">Concerne principal Hugo et Lois pour le physique</text:p>
      <text:p text:style-name="P16">à réadapter</text:p>
      <text:p text:style-name="P14"/>
      <text:p text:style-name="P14"><text:tab/>Les appareils personnels ou professionnels utilisés pour accéder aux systèmes de Wizards &amp; Dice doivent être protégés par un mot de passe et sécurisés contre les malwares et autres menaces. L’usage d’outils antivirus et l’application des mises à jour de sécurité sont obligatoires.</text:p>
      <text:p text:style-name="P31"/>
      <text:p text:style-name="P31"/>
      <text:p text:style-name="P31"/>
      <text:p text:style-name="P31"/>
      <text:list xml:id="list235060898457146" text:continue-list="list235060965715103" text:style-name="L1">
        <text:list-item>
          <text:p text:style-name="P45"><text:bookmark-start text:name="__RefHeading___Toc395_377169772 Copie 1 Copie 1 Copie 1"/>Communication et internet<text:bookmark-end text:name="__RefHeading___Toc395_377169772 Copie 1 Copie 1 Copie 1"/></text:p>
        </text:list-item>
      </text:list>
      <text:p text:style-name="P8"/>
      <text:p text:style-name="P32"><text:span text:style-name="T11">Introduction de la section :</text:span><text:span text:style-name="T1"> </text:span></text:p>
      <text:p text:style-name="P13">Cette section &lt;suiteIntro&gt;</text:p>
      <text:list text:style-name="L6">
        <text:list-item>
          <text:p text:style-name="P99"><text:span text:style-name="T1">Messagerie instantanées : </text:span><text:span text:style-name="T4">[Corps de texte]</text:span></text:p>
        </text:list-item>
        <text:list-item>
          <text:p text:style-name="P99"><text:span text:style-name="T1">Emails : </text:span><text:span text:style-name="T4">[Corps de texte]</text:span></text:p>
        </text:list-item>
        <text:list-item>
          <text:p text:style-name="P100"><text:span text:style-name="T4">Communications verbales : [Corps de texte]</text:span></text:p>
        </text:list-item>
      </text:list>
      <text:p text:style-name="P8"/>
      <text:p text:style-name="P8"/>
      <text:list xml:id="list1214325763" text:style-name="L7">
        <text:list-item>
          <text:p text:style-name="P51"><text:bookmark-start text:name="__RefHeading___Toc399_377169772 Copie 4 Copie 1 Copie 1 Copie 2 Copie 1"/>Messagerie instantanées<text:bookmark-end text:name="__RefHeading___Toc399_377169772 Copie 4 Copie 1 Copie 1 Copie 2 Copie 1"/></text:p>
        </text:list-item>
      </text:list>
      <text:p text:style-name="P69"/>
      <text:p text:style-name="P17">Ré adapter aux e-commerce aussi</text:p>
      <text:p text:style-name="P15"/>
      <text:p text:style-name="P15"><text:tab/>Les emails professionnels doivent être rédigés avec soin et dans le respect des destinataires. Il est interdit d’utiliser les messageries électroniques de l’entreprise pour diffuser des messages à caractère injurieux, diffamatoire, discriminatoire ou inapproprié.</text:p>
      <text:p text:style-name="P8"/>
      <text:p text:style-name="P32"/>
      <text:list xml:id="list235061528585066" text:continue-numbering="true" text:style-name="L7">
        <text:list-item>
          <text:p text:style-name="P52"><text:bookmark-start text:name="__RefHeading___Toc399_377169772 Copie 4 Copie 1 Copie 1 Copie 2 Copie 1 Copie 2"/>Emails<text:bookmark-end text:name="__RefHeading___Toc399_377169772 Copie 4 Copie 1 Copie 1 Copie 2 Copie 1 Copie 2"/></text:p>
        </text:list-item>
      </text:list>
      <text:p text:style-name="P69"/>
      <text:p text:style-name="P69"/>
      <text:p text:style-name="P69"/>
      <text:p text:style-name="P102"/>
      <text:list xml:id="list235060708920276" text:continue-numbering="true" text:style-name="L7">
        <text:list-item>
          <text:p text:style-name="P53"><text:bookmark-start text:name="__RefHeading___Toc399_377169772 Copie 4 Copie 1 Copie 1 Copie 2 Copie 1 Copie 2 Copie 1"/>Autres cas de communications<text:bookmark-end text:name="__RefHeading___Toc399_377169772 Copie 4 Copie 1 Copie 1 Copie 2 Copie 1 Copie 2 Copie 1"/></text:p>
        </text:list-item>
      </text:list>
      <text:p text:style-name="P69"/>
      <text:list xml:id="list4276754988" text:style-name="L11">
        <text:list-item>
          <text:p text:style-name="P59"><text:bookmark-start text:name="__RefHeading___Toc554_377169772 Copie 1 Copie 3 Copie 1 Copie 1 Copie 1 Copie 2 Copie 1 Copie 1 Copie 1"/>Éléments physique<text:bookmark-end text:name="__RefHeading___Toc554_377169772 Copie 1 Copie 3 Copie 1 Copie 1 Copie 1 Copie 2 Copie 1 Copie 1 Copie 1"/></text:p>
        </text:list-item>
      </text:list>
      <text:p text:style-name="P75"/>
      <text:p text:style-name="P83">double serveurs et NAS</text:p>
      <text:p text:style-name="P69"/>
      <text:p text:style-name="P69"/>
      <text:list xml:id="list235061153088048" text:continue-numbering="true" text:style-name="L11">
        <text:list-item>
          <text:p text:style-name="P59"><text:bookmark-start text:name="__RefHeading___Toc554_377169772 Copie 1 Copie 4 Copie 1 Copie 1 Copie 1 Copie 2 Copie 1 Copie 1 Copie 1"/>Éléments virtualisées<text:bookmark-end text:name="__RefHeading___Toc554_377169772 Copie 1 Copie 4 Copie 1 Copie 1 Copie 1 Copie 2 Copie 1 Copie 1 Copie 1"/></text:p>
        </text:list-item>
      </text:list>
      <text:p text:style-name="P75"/>
      <text:p text:style-name="P75">[Corps de texte]</text:p>
      <text:p text:style-name="P69"/>
      <text:p text:style-name="P32"/>
      <text:p text:style-name="P32"/>
      <text:list xml:id="list235060866517169" text:continue-list="list235060898457146" text:style-name="L1">
        <text:list-item>
          <text:p text:style-name="P45"><text:bookmark-start text:name="__RefHeading___Toc395_377169772 Copie 1 Copie 1 Copie 1 Copie 1"/>Conclusion<text:bookmark-end text:name="__RefHeading___Toc395_377169772 Copie 1 Copie 1 Copie 1 Copie 1"/></text:p>
        </text:list-item>
      </text:list>
      <text:p text:style-name="P15"/>
      <text:p text:style-name="P103"/>
      <text:p text:style-name="P103"/>
      <text:p text:style-name="P105">Rappel sanction </text:p>
      <text:p text:style-name="P105">rappel bonne conduite</text:p>
      <text:p text:style-name="P103"/>
      <text:p text:style-name="P8"/>
      <text:p text:style-name="P32"/>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6"><draw:image xlink:href="Pictures/10000000000004030000011A2B7FA017DDC64D01.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7"><draw:image xlink:href="Pictures/100000000000044E000000ADE9B20DD971A4C636.png" xlink:type="simple" xlink:show="embed" xlink:actuate="onLoad" draw:mime-type="image/png"/></draw:frame><text:page-number text:select-page="current">11</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16T23:50:45.772000000</dc:date>
    <meta:editing-duration>PT5H5M</meta:editing-duration>
    <meta:editing-cycles>98</meta:editing-cycles>
    <meta:document-statistic meta:table-count="0" meta:image-count="7" meta:object-count="0" meta:page-count="13" meta:paragraph-count="235" meta:word-count="2387" meta:character-count="15169" meta:non-whitespace-character-count="13043"/>
  </office:meta>
</office:document-meta>
</file>